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9pt" style:font-size-asian="9pt" style:font-size-complex="9pt"/>
    </style:style>
    <style:style style:name="ce19" style:family="table-cell" style:parent-style-name="Default" style:data-style-name="N2"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ext-properties fo:font-size="8pt" style:font-size-asian="8pt" style:font-size-complex="8pt"/>
    </style:style>
    <style:style style:name="ce29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8"/>
        <table:table-column table:style-name="co6" table:default-cell-style-name="ce27"/>
        <table:table-column table:style-name="co7" table:default-cell-style-name="ce33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5"/>
          <table:covered-table-cell table:style-name="ce24"/>
          <table:covered-table-cell table:style-name="ce31"/>
          <table:table-cell table:style-name="ce35" table:number-columns-repeated="1019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5"/>
          <table:table-cell table:style-name="ce32"/>
          <table:table-cell table:style-name="ce36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7"/>
          <table:table-cell table:style-name="ce26" office:value-type="string">
            <text:p>Betrag €</text:p>
          </table:table-cell>
          <table:table-cell table:style-name="ce32" office:value-type="string">
            <text:p>M</text:p>
          </table:table-cell>
          <table:table-cell table:style-name="ce36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style-name="ce1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21"/>
          <table:table-cell table:style-name="ce28"/>
          <table:table-cell table:style-name="ce12"/>
          <table:table-cell table:number-columns-repeated="1019"/>
        </table:table-row>
        <table:table-row table:style-name="ro4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2" table:number-columns-spanned="2" table:number-rows-spanned="1"/>
          <table:covered-table-cell table:style-name="ce30"/>
          <table:table-cell table:style-name="ce3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number-columns-repeated="1020"/>
        </table:table-row>
        <table:table-row table:style-name="ro4" table:number-rows-repeated="10483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1-22T00:54:52</dc:date>
    <dc:creator>Markus Voge</dc:creator>
    <meta:editing-duration>PT2H16M9S</meta:editing-duration>
    <meta:editing-cycles>23</meta:editing-cycles>
    <meta:generator>LibreOffice/3.5$Linux_x86 LibreOffice_project/350m1$Build-2</meta:generator>
    <meta:document-statistic meta:table-count="3" meta:cell-count="8" meta:object-count="0"/>
  </office:meta>
</office:document-meta>
</file>